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line-through-style="solid" style:text-line-through-type="single" fo:font-weight="normal" style:font-weight-asian="normal" style:font-weight-complex="normal"/>
    </style:style>
    <style:style style:name="T5" style:family="text">
      <style:text-properties style:text-line-through-style="solid" style:text-line-through-type="sing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oa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duce the chance of following a null-point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* 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Pointer to a piece of data</text:p>
              </text:list-item>
              <text:list-item>
                <text:p xml:id="id2" text:id="id2">Pointer to a collection of data, *(p+4)</text:p>
              </text:list-item>
              <text:list-item>
                <text:p xml:id="id3" text:id="id3">No data is available, p == <text:s/>nullptr</text:p>
              </text:list-item>
              <text:list-item>
                <text:p xml:id="id4" text:id="id4">Pointer to a resource that must be released</text:p>
              </text:list-item>
              <text:list-item>
                <text:p xml:id="id5" text:id="id5">Pointer to a resource that must <text:span text:style-name="T1">not</text:span> be relea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Pointer to a piece of data</text:p>
              </text:list-item>
              <text:list-item>
                <text:p text:style-name="P2">Pointer to a collection of data, *(p+4)</text:p>
              </text:list-item>
              <text:list-item>
                <text:p text:style-name="P2">No data is available, p == <text:s/>0</text:p>
              </text:list-item>
              <text:list-item>
                <text:p text:style-name="P2">Pointer to a resource that must be released</text:p>
              </text:list-item>
              <text:list-item>
                <text:p text:style-name="P2">Pointer to a resource that must <text:span text:style-name="T1">not</text:span> be released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Pointer to a piece of data</text:p>
              </text:list-item>
              <text:list-item>
                <text:p text:style-name="P2">Pointer to a collection of data, *(p+4)</text:p>
              </text:list-item>
              <text:list-item>
                <text:p text:style-name="P2">No data is available, p == <text:s/>0</text:p>
              </text:list-item>
              <text:list-item>
                <text:p text:style-name="P2">Pointer to a resource that must be released</text:p>
              </text:list-item>
              <text:list-item>
                <text:p text:style-name="P2">Pointer to a resource that must <text:span text:style-name="T1">not</text:span> be released</text:p>
              </text:list-item>
              <text:list-item>
                <text:p text:style-name="P2"><text:span text:style-name="T1">What is the binary representation of 0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chniqu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ep by step refactoring of legacy code to catch the possible use of null pointe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span or gsl::spa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godbolt.org/z/a946a87cn" xlink:type="simple">https://godbolt.org/z/a946a87cn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Pointer to a piece of data</text:p>
              </text:list-item>
              <text:list-item>
                <text:p text:style-name="P2"><text:span text:style-name="T2">Pointer to a collection of data, *(p+4)</text:span></text:p>
              </text:list-item>
              <text:list-item>
                <text:p text:style-name="P2">No data is available, p == <text:s/>0</text:p>
              </text:list-item>
              <text:list-item>
                <text:p text:style-name="P2">Pointer to a resource that must be released</text:p>
              </text:list-item>
              <text:list-item>
                <text:p text:style-name="P2">Pointer to a resource that must <text:span text:style-name="T1">not</text:span> be released</text:p>
              </text:list-item>
              <text:list-item>
                <text:p text:style-name="P2"><text:span text:style-name="T3">What is the binary representation of 0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is not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(nullptr == ptr) {<text:line-break/> <text:s text:c="2"/>ptr = new int(4);<text:line-break/>}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is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6" text:id="id6">int square(int* p) {<text:line-break/> <text:s/>if (nullptr != p) {<text:line-break/> <text:s text:c="4"/>// Fix for BUG12345<text:line-break/> <text:s text:c="4"/>return -1; <text:s/><text:line-break/> <text:s/>}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" anim:sub-item="text" smil:attributeName="visibility" smil:to="visible"/>
                  <anim:animate smil:dur="0.5s" smil:fill="hold" smil:targetElement="" anim:sub-item="text" smil:attributeName="x" smil:values="x;x" smil:keyTimes="0;1"/>
                  <anim:animate smil:dur="0.5s" smil:fill="hold" smil:targetElement="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" anim:sub-item="text" smil:attributeName="visibility" smil:to="visible"/>
                  <anim:animate smil:dur="0.5s" smil:fill="hold" smil:targetElement="" anim:sub-item="text" smil:attributeName="x" smil:values="x;x" smil:keyTimes="0;1"/>
                  <anim:animate smil:dur="0.5s" smil:fill="hold" smil:targetElement="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is avail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7" text:id="id7">int square(int* p) {<text:line-break/> <text:s/>assert(nullptr != p);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ent as a typ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8" text:id="id8"><text:span text:style-name="T1">// p must not be null</text:span><text:line-break/>int square(int* p) {<text:line-break/> <text:s/>assert(nullptr != p);<text:line-break/> <text:s/>return (*p) * (*p);<text:line-break/>}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2">Pointer to a piece of data</text:span></text:p>
              </text:list-item>
              <text:list-item>
                <text:p text:style-name="P2"><text:span text:style-name="T2">No data is available, assert p == <text:s/>0</text:span></text:p>
              </text:list-item>
              <text:list-item>
                <text:p text:style-name="P2">Pointer to a resource that must be released</text:p>
              </text:list-item>
              <text:list-item>
                <text:p text:style-name="P2">Pointer to a resource that must <text:span text:style-name="T1">not</text:span> be released</text:p>
              </text:list-item>
              <text:list-item>
                <text:p text:style-name="P2"><text:span text:style-name="T3">What is the binary representation of 0</text:span></text:p>
              </text:list-item>
              <text:list-item>
                <text:p text:style-name="P2"><text:span text:style-name="T1">Compile time vs run time check of data availability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lete or not to delet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struct Node {<text:line-break/> <text:s/>Node* next;<text:line-break/> <text:s/>Node(Node* next_):<text:line-break/> <text:s text:c="3"/>next(next_)<text:line-break/> <text:s/>{}<text:line-break/> <text:s/>~Node() {<text:line-break/> <text:s text:c="5"/>delete next; // ?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ents as a 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2">struct Node {<text:line-break/> <text:s/>// next’s lifespan is distinct from this node.<text:line-break/> <text:s/>Node* next;<text:line-break/> <text:s/>Node(Node* next_):<text:line-break/> <text:s text:c="3"/>next(next_)<text:line-break/> <text:s/>{}<text:line-break/> <text:s/>~Node() {<text:line-break/> <text:s/>}<text:line-break/>}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sl::owner<text:line-break/><text:line-break/><text:a xlink:href="https://godbolt.org/z/ax45bfYxz" xlink:type="simple">https://godbolt.org/z/ax45bfYxz</text:a></text:p>
              </text:list-item>
              <text:list-item>
                <text:p><text:a xlink:href="https://github.com/microsoft/GSL/blob/main/include/gsl/pointers#L78" xlink:type="simple">gsl/pointers#L78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pes as com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nowner<text:line-break/><text:line-break/><text:a xlink:href="https://godbolt.org/z/raeTMcWvj" xlink:type="simple">https://godbolt.org/z/raeTMcWvj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wner guidel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 not use gsl::owner&lt;T*&gt; const&amp;, use mp::nonowner&lt;T*&gt; const&amp; instead.<text:line-break/><text:line-break/>If you are not manipulating the pointer why are you identifying it as an owner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n-null owner and nonown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2"><text:span text:style-name="T2">Pointer to a resource that must be released</text:span></text:p>
              </text:list-item>
              <text:list-item>
                <text:p text:style-name="P2"><text:span text:style-name="T2">Pointer to a resource that must </text:span><text:span text:style-name="T5">not</text:span><text:span text:style-name="T2"> be released</text:span></text:p>
              </text:list-item>
              <text:list-item>
                <text:p text:style-name="P2"><text:span text:style-name="T1">Compiler error vs clang-tidy</text:span></text:p>
              </text:list-item>
              <text:list-item>
                <text:p text:style-name="P2"><text:span text:style-name="T3">What is the binary representation of 0</text:span></text:p>
              </text:list-item>
              <text:list-item>
                <text:p text:style-name="P2"><text:span text:style-name="T3">Compile time vs run time check of data availability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naged resour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d::unique_ptr</text:p>
              </text:list-item>
              <text:list-item>
                <text:p>std::shared_ptr</text:p>
              </text:list-item>
              <text:list-item>
                <text:p>std::weak_pt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vb7P3YrfW" xlink:type="simple">https://godbolt.org/z/vb7P3YrfW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weak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godbolt.org/z/M1rczeMjd" xlink:type="simple">https://godbolt.org/z/M1rczeMjd</text:a></text:p>
              </text:list-header>
              <text:list-item>
                <text:p>Use lock() to get a shared_ptr</text:p>
              </text:list-item>
              <text:list-item>
                <text:p>Check to see if not null_ptr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shared_pt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9" text:id="id9">Reference counted</text:p>
                <text:list>
                  <text:list-item>
                    <text:p xml:id="id10" text:id="id10">Not garbage collected</text:p>
                  </text:list-item>
                </text:list>
              </text:list-item>
              <text:list-item>
                <text:p xml:id="id11" text:id="id11">Thread safe initialization</text:p>
                <text:list>
                  <text:list-item>
                    <text:p>Slow to construct</text:p>
                  </text:list-item>
                </text:list>
              </text:list-item>
              <text:list-item>
                <text:p>Indicates shared ownership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unique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d to indicate ownership<text:line-break/><text:line-break/><text:a xlink:href="https://godbolt.org/z/Ecd1sx41P" xlink:type="simple">https://godbolt.org/z/Ecd1sx41P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n-null managed point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sl::not_null</text:p>
              </text:list-item>
              <text:list-item>
                <text:p>gsl::strict_not_nul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cklo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4"/></text:p>
              </text:list-header>
              <text:list-item>
                <text:p text:style-name="P2"><text:span text:style-name="T2">Pointer to a resource that must be released</text:span></text:p>
              </text:list-item>
              <text:list-item>
                <text:p text:style-name="P2"><text:span text:style-name="T2">Pointer to a resource that must </text:span><text:span text:style-name="T5">not</text:span><text:span text:style-name="T2"> be released</text:span></text:p>
              </text:list-item>
              <text:list-item>
                <text:p text:style-name="P2"><text:span text:style-name="T3">What is the binary representation of 0</text:span></text:p>
              </text:list-item>
              <text:list-item>
                <text:p text:style-name="P2"><text:span text:style-name="T3">Compile time vs run time check of data availability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sl::non_nu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x5zjPb9xc" xlink:type="simple">https://godbolt.org/z/x5zjPb9xc</text:a></text:p>
              </text:list-item>
              <text:list-item>
                <text:p>Loose the non-null qualifier when using .get().get() for shared_ptr and unique_ptr</text:p>
              </text:list-item>
            </text:list>
          </draw:text-box>
          <office:event-listeners>
            <presentation:event-listener script:event-name="dom:click" presentation:action="show" xlink:href="https://godbolt.org/z/x5zjPb9xc" xlink:type="simple" xlink:show="embed" xlink:actuate="onRequest"/>
          </office:event-listeners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t_p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godbolt.org/z/GdsM7eG3e" xlink:type="simple">https://godbolt.org/z/GdsM7eG3e</text:a></text:p>
              </text:list-item>
              <text:list-item>
                <text:p>Loose the non-null qualifier when using .get().get() for shared_ptr and unique_ptr</text:p>
              </text:list-item>
            </text:list>
          </draw:text-box>
          <office:event-listeners>
            <presentation:event-listener script:event-name="dom:click" presentation:action="show" xlink:href="https://godbolt.org/z/x5zjPb9xc" xlink:type="simple" xlink:show="embed" xlink:actuate="onRequest"/>
          </office:event-listeners>
        </draw:frame>
        <presentation:notes draw:style-name="dp1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ullptr binary representation</text:p>
          </draw:text-box>
        </draw:frame>
        <draw:frame presentation:style-name="pr4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p>conv.ptr</text:p>
              </text:list-item>
              <text:list-item>
                <text:p>basic.compound</text:p>
              </text:list-item>
              <text:list-item>
                <text:p>On most platforms, a null pointer is represented by a binary value of all zeros (e.g., 0x00000000 on a 32-bit system). However, this is not guaranteed by the standard. Some platforms might use a different representation for null point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7:53:10.058565779</meta:creation-date>
    <dc:date>2025-02-15T13:31:55.613065617</dc:date>
    <meta:editing-duration>P6DT5H38M50S</meta:editing-duration>
    <meta:editing-cycles>5</meta:editing-cycles>
    <meta:generator>LibreOffice/7.6.0.3$MacOSX_X86_64 LibreOffice_project/69edd8b8ebc41d00b4de3915dc82f8f0fc3b6265</meta:generator>
    <meta:document-statistic meta:object-count="141"/>
  </office:meta>
</office:document-meta>
</file>